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1979in" text:min-label-width="0.2493in" text:list-level-position-and-space-mode="label-alignment">
          <style:list-level-label-alignment text:label-followed-by="listtab" fo:margin-left="0.4472in" fo:text-indent="-0.2493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line-height="107%" style:page-number="1"/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2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3" style:parent-style-name="Normal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/>
    </style:style>
    <style:style style:name="TableColumn5" style:family="table-column">
      <style:table-column-properties style:column-width="3.1305in" style:use-optimal-column-width="false"/>
    </style:style>
    <style:style style:name="TableColumn6" style:family="table-column">
      <style:table-column-properties style:column-width="3.1305in" style:use-optimal-column-width="false"/>
    </style:style>
    <style:style style:name="Table4" style:family="table">
      <style:table-properties style:width="6.2611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P27" style:parent-style-name="Normal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/>
    </style:style>
    <style:style style:name="P28" style:parent-style-name="Normal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/>
    </style:style>
    <style:style style:name="P29" style:parent-style-name="Normal" style:family="paragraph">
      <style:paragraph-properties fo:margin-bottom="0.1111in" fo:line-height="107%"/>
      <style:text-properties style:font-name="Calibri" style:font-name-asian="Calibri" style:font-name-complex="Calibri"/>
    </style:style>
    <style:style style:name="TableColumn31" style:family="table-column">
      <style:table-column-properties style:column-width="0.5104in" style:use-optimal-column-width="false"/>
    </style:style>
    <style:style style:name="TableColumn32" style:family="table-column">
      <style:table-column-properties style:column-width="1.6666in" style:use-optimal-column-width="false"/>
    </style:style>
    <style:style style:name="TableColumn33" style:family="table-column">
      <style:table-column-properties style:column-width="2.3333in" style:use-optimal-column-width="false"/>
    </style:style>
    <style:style style:name="TableColumn34" style:family="table-column">
      <style:table-column-properties style:column-width="1.9791in" style:use-optimal-column-width="false"/>
    </style:style>
    <style:style style:name="Table30" style:family="table">
      <style:table-properties style:width="6.4895in" fo:margin-left="0in" table:align="left"/>
    </style:style>
    <style:style style:name="TableRow35" style:family="table-row">
      <style:table-row-properties style:min-row-height="0.3868in"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/>
    </style:style>
    <style:style style:name="TableRow44" style:family="table-row">
      <style:table-row-properties style:min-row-height="0.5673in"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.1111in" fo:line-height="107%" fo:text-indent="-0.25in"/>
      <style:text-properties style:font-name="Calibri" style:font-name-asian="Calibri" style:font-name-complex="Calibri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line-height="100%"/>
    </style:style>
    <style:style style:name="T49" style:parent-style-name="DefaultParagraphFont" style:family="text">
      <style:text-properties style:font-name="Calibri" style:font-name-asian="Calibri" style:font-name-complex="Calibri" fo:color="#222222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line-height="100%"/>
    </style:style>
    <style:style style:name="T52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53" style:parent-style-name="DefaultParagraphFont" style:family="text">
      <style:text-properties style:font-name="Calibri" style:font-name-asian="Calibri" style:font-name-complex="Calibri"/>
    </style:style>
    <style:style style:name="T54" style:parent-style-name="DefaultParagraphFont" style:family="text">
      <style:text-properties style:font-name="Calibri" style:font-name-asian="Calibri" style:font-name-complex="Calibri"/>
    </style:style>
    <style:style style:name="T55" style:parent-style-name="DefaultParagraphFont" style:family="text">
      <style:text-properties style:font-name="Calibri" style:font-name-asian="Calibri" style:font-name-complex="Calibri"/>
    </style:style>
    <style:style style:name="T56" style:parent-style-name="DefaultParagraphFont" style:family="text">
      <style:text-properties style:font-name="Calibri" style:font-name-asian="Calibri" style:font-name-complex="Calibri"/>
    </style:style>
    <style:style style:name="T57" style:parent-style-name="DefaultParagraphFont" style:family="text">
      <style:text-properties style:font-name="Calibri" style:font-name-asian="Calibri" style:font-name-complex="Calibri"/>
    </style:style>
    <style:style style:name="T58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59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60" style:parent-style-name="DefaultParagraphFont" style:family="text">
      <style:text-properties style:font-name="Calibri" style:font-name-asian="Calibri" style:font-name-complex="Calibri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Row63" style:family="table-row">
      <style:table-row-properties style:min-row-height="0.5673in"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.1111in" fo:line-height="107%" fo:text-indent="-0.25in"/>
      <style:text-properties style:font-name="Calibri" style:font-name-asian="Calibri" style:font-name-complex="Calibri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line-height="100%"/>
    </style:style>
    <style:style style:name="T68" style:parent-style-name="DefaultParagraphFont" style:family="text">
      <style:text-properties style:font-name="Calibri" style:font-name-asian="Calibri" style:font-name-complex="Calibri" fo:color="#222222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P73" style:parent-style-name="Normal" style:family="paragraph">
      <style:paragraph-properties fo:margin-bottom="0.1111in" fo:line-height="107%"/>
      <style:text-properties style:font-name="Calibri" style:font-name-asian="Calibri" style:font-name-complex="Calibri"/>
    </style:style>
    <style:style style:name="P74" style:parent-style-name="Normal" style:family="paragraph">
      <style:paragraph-properties fo:break-before="page"/>
    </style:style>
  </office:automatic-styles>
  <office:body>
    <office:text text:use-soft-page-breaks="true">
      <text:p text:style-name="P1">Project Development Phase</text:p>
      <text:p text:style-name="P2">Model Performance Test</text:p>
      <text:p text:style-name="P3"/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Date</text:p>
          </table:table-cell>
          <table:table-cell table:style-name="TableCell10">
            <text:p text:style-name="P11">28 June 2025</text:p>
          </table:table-cell>
        </table:table-row>
        <table:table-row table:style-name="TableRow12">
          <table:table-cell table:style-name="TableCell13">
            <text:p text:style-name="P14">Team ID</text:p>
          </table:table-cell>
          <table:table-cell table:style-name="TableCell15">
            <text:p text:style-name="P16">LTVIP2025TMID28557</text:p>
          </table:table-cell>
        </table:table-row>
        <table:table-row table:style-name="TableRow17">
          <table:table-cell table:style-name="TableCell18">
            <text:p text:style-name="P19">Project Name</text:p>
          </table:table-cell>
          <table:table-cell table:style-name="TableCell20">
            <text:p text:style-name="P21">Laptop Request Catalog Item</text:p>
          </table:table-cell>
        </table:table-row>
        <table:table-row table:style-name="TableRow22">
          <table:table-cell table:style-name="TableCell23">
            <text:p text:style-name="P24">Maximum Marks</text:p>
          </table:table-cell>
          <table:table-cell table:style-name="TableCell25">
            <text:p text:style-name="P26">10 Marks</text:p>
          </table:table-cell>
        </table:table-row>
      </table:table>
      <text:p text:style-name="P27"/>
      <text:p text:style-name="P28">Model Performance Testing:</text:p>
      <text:p text:style-name="P29">Project team shall fill the following information in model<text:s/>performance testing template.</text:p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S.No.</text:p>
          </table:table-cell>
          <table:table-cell table:style-name="TableCell38">
            <text:p text:style-name="P39">Parameter</text:p>
          </table:table-cell>
          <table:table-cell table:style-name="TableCell40">
            <text:p text:style-name="P41">Values</text:p>
          </table:table-cell>
          <table:table-cell table:style-name="TableCell42">
            <text:p text:style-name="P43">Screenshot</text:p>
          </table:table-cell>
        </table:table-row>
        <table:table-row table:style-name="TableRow44">
          <table:table-cell table:style-name="TableCell45">
            <text:list text:style-name="LFO1" text:continue-numbering="true">
              <text:list-item>
                <text:p text:style-name="P46"/>
              </text:list-item>
            </text:list>
          </table:table-cell>
          <table:table-cell table:style-name="TableCell47">
            <text:p text:style-name="P48"><text:span text:style-name="T49">Metrics</text:span></text:p>
          </table:table-cell>
          <table:table-cell table:style-name="TableCell50">
            <text:p text:style-name="P51"><text:span text:style-name="T52">Regression Model:</text:span><text:span text:style-name="T53"><text:line-break/>MAE-, MSE</text:span><text:span text:style-name="T54">-</text:span><text:span text:style-name="T55">, RMSE-, R2 score -</text:span><text:span text:style-name="T56"><text:line-break/></text:span><text:span text:style-name="T57"><text:line-break/></text:span><text:span text:style-name="T58">Classification Model:</text:span><text:span text:style-name="T59"><text:line-break/></text:span><text:span text:style-name="T60">Confusion Matrix - , Accuray Score- &amp; Classification Report -<text:s/></text:span>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list text:style-name="LFO1" text:continue-numbering="true">
              <text:list-item>
                <text:p text:style-name="P65"/>
              </text:list-item>
            </text:list>
          </table:table-cell>
          <table:table-cell table:style-name="TableCell66">
            <text:p text:style-name="P67"><text:span text:style-name="T68">Tune the Model</text:span></text:p>
          </table:table-cell>
          <table:table-cell table:style-name="TableCell69">
            <text:p text:style-name="P70">Hyperparameter Tuning -<text:s/><text:line-break/>Validation Method -<text:s/><text:line-break/></text:p>
          </table:table-cell>
          <table:table-cell table:style-name="TableCell71">
            <text:p text:style-name="P72"/>
          </table:table-cell>
        </table:table-row>
      </table:table>
      <text:p text:style-name="P73"/>
      <text:p text:style-name="Normal"/>
      <text:p text:style-name="P74"/>
      <text:h text:style-name="Heading1" text:outline-level="1">Catalog Item: Laptop Request</text:h>
      <text:h text:style-name="Heading2" text:outline-level="2">Item Name</text:h>
      <text:p text:style-name="Normal">Laptop Request</text:p>
      <text:h text:style-name="Heading2" text:outline-level="2">Catalog Category</text:h>
      <text:p text:style-name="Normal">IT Hardware &amp; Devices</text:p>
      <text:h text:style-name="Heading2" text:outline-level="2">Description</text:h>
      <text:p text:style-name="Normal">This<text:s/>catalog item allows employees to request a standard-issue laptop for official use. Laptops are provided based on job role requirements and availability, subject to approval by the reporting manager and IT department.</text:p>
      <text:h text:style-name="Heading2" text:outline-level="2">Request Type</text:h>
      <text:p text:style-name="Normal">New Hardware Provision</text:p>
      <text:h text:style-name="Heading2" text:outline-level="2">Available To</text:h>
      <text:p text:style-name="Normal">All employees with active corporate accounts</text:p>
      <text:h text:style-name="Heading2" text:outline-level="2">Approval Workflow</text:h>
      <text:p text:style-name="Normal">1. Employee submits laptop request via the service portal.<text:line-break/>2. Request is routed to Reporting Manager for approval.<text:line-break/>3. Upon manager approval, the request is reviewed by IT Admin for inventory and configuration.<text:line-break/>4. Final approval and dispatch from IT.</text:p>
      <text:h text:style-name="Heading2" text:outline-level="2">Delivery Time</text:h>
      <text:p text:style-name="Normal">3–7 business days after final approval, depending on stock availability.</text:p>
      <text:h text:style-name="Heading2" text:outline-level="2">Laptop Specifications (Standard Model)</text:h>
      <text:p text:style-name="Normal">- Model: Dell Latitude / HP ProBook (subject to availability)<text:line-break/>- Processor: Intel i5 or higher<text:line-break/>- RAM: 16GB<text:line-break/>- Storage: 512GB SSD<text:line-break/>- Operating System: Windows 11 Pro<text:line-break/>- Software Pre-installed: MS Office, Endpoint Protection, VPN Client</text:p>
      <text:h text:style-name="Heading2" text:outline-level="2">Attachments Required (if applicable)</text:h>
      <text:p text:style-name="Normal">- Business Justification (for roles not pre-approved)<text:line-break/>- Previous laptop return confirmation (if requesting replacement)</text:p>
      <text:h text:style-name="Heading2" text:outline-level="2">Contact for Support</text:h>
      <text:p text:style-name="Normal">IT Helpdesk – it.support@company.com | Extension: 1234</text:p>
      <text:h text:style-name="Heading2" text:outline-level="2">Notes</text:h>
      <text:p text:style-name="Normal">- Lost or damaged laptops must be reported immediately.<text:line-break/>- Replacement for damaged laptops will follow asset damage assessment protocol.<text:line-break/>- This item is not intended for contractors or interns without prior IT approva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style:num-suffix="." style:num-format="1">
        <style:list-level-properties text:space-before="0.1979in" text:min-label-width="0.2493in" text:list-level-position-and-space-mode="label-alignment">
          <style:list-level-label-alignment text:label-followed-by="listtab" fo:margin-left="0.4472in" fo:text-indent="-0.2493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umeesala135@outlook.com</dc:creator>
    <meta:creation-date>2025-06-29T08:26:00Z</meta:creation-date>
    <dc:date>2025-06-29T08:26:00Z</dc:date>
    <meta:template xlink:href="Normal.dotm" xlink:type="simple"/>
    <meta:editing-cycles>3</meta:editing-cycles>
    <meta:editing-duration>PT120S</meta:editing-duration>
    <meta:document-statistic meta:page-count="1" meta:paragraph-count="4" meta:word-count="303" meta:character-count="2027" meta:row-count="14" meta:non-whitespace-character-count="1728"/>
  </office:meta>
</office:document-meta>
</file>